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81887"/>
    </style:style>
    <style:style style:name="P3" style:family="paragraph" style:parent-style-name="Standard">
      <style:paragraph-properties fo:text-align="justify" style:justify-single-word="false"/>
      <style:text-properties officeooo:rsid="0019e469" officeooo:paragraph-rsid="002421f1"/>
    </style:style>
    <style:style style:name="P4" style:family="paragraph" style:parent-style-name="Standard">
      <style:paragraph-properties fo:text-align="justify" style:justify-single-word="false"/>
      <style:text-properties officeooo:rsid="0019e469" officeooo:paragraph-rsid="00293a43"/>
    </style:style>
    <style:style style:name="P5" style:family="paragraph" style:parent-style-name="Standard">
      <style:paragraph-properties fo:text-align="justify" style:justify-single-word="false"/>
      <style:text-properties officeooo:rsid="00185238" officeooo:paragraph-rsid="00185238" style:font-name-complex="Courier New1"/>
    </style:style>
    <style:style style:name="P6" style:family="paragraph" style:parent-style-name="Standard">
      <style:paragraph-properties fo:text-align="justify" style:justify-single-word="false"/>
      <style:text-properties fo:color="#00508f" officeooo:rsid="002421f1" officeooo:paragraph-rsid="002421f1"/>
    </style:style>
    <style:style style:name="P7" style:family="paragraph" style:parent-style-name="Standard">
      <style:paragraph-properties fo:text-align="justify" style:justify-single-word="false"/>
      <style:text-properties officeooo:rsid="002da708" officeooo:paragraph-rsid="00326c2c"/>
    </style:style>
    <style:style style:name="P8" style:family="paragraph" style:parent-style-name="Standard">
      <style:paragraph-properties fo:text-align="justify" style:justify-single-word="false"/>
      <style:text-properties officeooo:rsid="002da708" officeooo:paragraph-rsid="002ec010"/>
    </style:style>
    <style:style style:name="P9" style:family="paragraph" style:parent-style-name="Standard">
      <style:paragraph-properties fo:text-align="justify" style:justify-single-word="false"/>
      <style:text-properties officeooo:rsid="002a6f83" officeooo:paragraph-rsid="002f3a3c"/>
    </style:style>
    <style:style style:name="P10" style:family="paragraph" style:parent-style-name="Standard">
      <style:paragraph-properties fo:text-align="justify" style:justify-single-word="false"/>
      <style:text-properties officeooo:rsid="002ca132" officeooo:paragraph-rsid="0032c920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 fo:padding-left="0.0555in" fo:padding-right="0.0555in" fo:padding-top="0.0138in" fo:padding-bottom="0.0138in" fo:border="0.51pt solid #00000a"/>
      <style:text-properties fo:color="#ff0000" style:font-name="Courier New" fo:font-size="9pt" officeooo:paragraph-rsid="00261917" style:font-size-asian="9pt" style:font-name-complex="Courier New1" style:font-size-complex="9pt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ourier New" fo:font-size="10pt" style:font-size-asian="10pt" style:font-name-complex="Courier New1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4" style:family="paragraph" style:parent-style-name="Standard">
      <style:paragraph-properties fo:text-align="justify" style:justify-single-word="false"/>
      <style:text-properties officeooo:rsid="002ca132" officeooo:paragraph-rsid="0032c920"/>
    </style:style>
    <style:style style:name="P15" style:family="paragraph" style:parent-style-name="Standard">
      <style:paragraph-properties fo:text-align="justify" style:justify-single-word="false"/>
      <style:text-properties officeooo:rsid="0033c478" officeooo:paragraph-rsid="0033c478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2pt" officeooo:rsid="0033c478" officeooo:paragraph-rsid="0033c478" fo:background-color="transparent" style:font-size-asian="12pt" style:font-name-complex="Calibri1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ourier New1"/>
    </style:style>
    <style:style style:name="T3" style:family="text">
      <style:text-properties fo:font-weight="bold" style:font-weight-asian="bold" style:font-name-complex="Courier New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Courier New1"/>
    </style:style>
    <style:style style:name="T6" style:family="text">
      <style:text-properties officeooo:rsid="00185238" style:font-name-complex="Courier New1"/>
    </style:style>
    <style:style style:name="T7" style:family="text">
      <style:text-properties fo:language="en" fo:country="US"/>
    </style:style>
    <style:style style:name="T8" style:family="text">
      <style:text-properties officeooo:rsid="00181887"/>
    </style:style>
    <style:style style:name="T9" style:family="text">
      <style:text-properties officeooo:rsid="00185238"/>
    </style:style>
    <style:style style:name="T10" style:family="text">
      <style:text-properties officeooo:rsid="0021f817"/>
    </style:style>
    <style:style style:name="T11" style:family="text">
      <style:text-properties officeooo:rsid="002421f1"/>
    </style:style>
    <style:style style:name="T12" style:family="text">
      <style:text-properties officeooo:rsid="002cd483"/>
    </style:style>
    <style:style style:name="T13" style:family="text">
      <style:text-properties officeooo:rsid="002da708"/>
    </style:style>
    <style:style style:name="T14" style:family="text">
      <style:text-properties officeooo:rsid="0030d6c7"/>
    </style:style>
    <style:style style:name="T15" style:family="text">
      <style:text-properties officeooo:rsid="002b0048"/>
    </style:style>
    <style:style style:name="T16" style:family="text">
      <style:text-properties fo:color="#000000" style:font-name="Calibri" fo:font-size="12pt" fo:font-weight="normal" fo:background-color="transparent" loext:char-shading-value="0" style:font-name-asian="Calibri1" style:font-size-asian="12pt" style:font-weight-asian="normal" style:font-name-complex="Calibri1" style:font-size-complex="12pt" style:font-weight-complex="normal"/>
    </style:style>
    <style:style style:name="T17" style:family="text">
      <style:text-properties fo:color="#000000" style:font-name="Calibri" fo:font-size="12pt" fo:font-weight="normal" officeooo:rsid="0046c4d7" fo:background-color="transparent" loext:char-shading-value="0" style:font-name-asian="Calibri1" style:font-size-asian="12pt" style:font-weight-asian="normal" style:font-name-complex="Calibri1" style:font-size-complex="12pt" style:font-weight-complex="normal"/>
    </style:style>
    <style:style style:name="T18" style:family="text">
      <style:text-properties fo:color="#000000" style:font-name="Calibri" fo:font-size="12pt" fo:font-weight="normal" officeooo:rsid="001c6636" fo:background-color="transparent" loext:char-shading-value="0" style:font-name-asian="Calibri1" style:font-size-asian="12pt" style:font-weight-asian="normal" style:font-name-complex="Calibri1" style:font-size-complex="12pt" style:font-weight-complex="normal"/>
    </style:style>
    <style:style style:name="T19" style:family="text">
      <style:text-properties fo:color="#000000" style:font-name="Calibri" fo:font-size="12pt" fo:font-weight="normal" officeooo:rsid="001f3659" fo:background-color="transparent" loext:char-shading-value="0" style:font-name-asian="Calibri1" style:font-size-asian="12pt" style:font-weight-asian="normal" style:font-name-complex="Calibri1" style:font-size-complex="12pt" style:font-weight-complex="normal"/>
    </style:style>
    <style:style style:name="T20" style:family="text">
      <style:text-properties fo:color="#000000" style:font-name="Calibri" fo:font-size="12pt" fo:font-weight="normal" officeooo:rsid="001f1797" fo:background-color="transparent" loext:char-shading-value="0" style:font-name-asian="Calibri1" style:font-size-asian="12pt" style:font-weight-asian="normal" style:font-name-complex="Calibri1" style:font-size-complex="12pt" style:font-weight-complex="normal"/>
    </style:style>
    <style:style style:name="T21" style:family="text">
      <style:text-properties fo:color="#000000" style:font-name="Calibri" fo:font-size="12pt" fo:font-weight="bold" officeooo:rsid="001c6636" fo:background-color="transparent" loext:char-shading-value="0" style:font-name-asian="Calibri1" style:font-size-asian="12pt" style:font-weight-asian="bold" style:font-name-complex="Calibri1" style:font-size-complex="12pt" style:font-weight-complex="normal"/>
    </style:style>
    <style:style style:name="T22" style:family="text">
      <style:text-properties fo:color="#000000" style:font-name="Calibri" fo:font-size="12pt" fo:font-weight="bold" officeooo:rsid="0046c4d7" fo:background-color="transparent" loext:char-shading-value="0" style:font-name-asian="Calibri1" style:font-size-asian="12pt" style:font-weight-asian="bold" style:font-name-complex="Calibri1" style:font-size-complex="12pt" style:font-weight-complex="normal"/>
    </style:style>
    <style:style style:name="T23" style:family="text">
      <style:text-properties fo:color="#000000" style:font-name="Calibri" fo:font-size="12pt" style:text-underline-style="solid" style:text-underline-width="auto" style:text-underline-color="font-color" fo:font-weight="normal" fo:background-color="transparent" loext:char-shading-value="0" style:font-name-asian="Calibri1" style:font-size-asian="12pt" style:font-weight-asian="normal" style:font-name-complex="Calibri1" style:font-size-complex="12pt" style:font-weight-complex="normal"/>
    </style:style>
    <style:style style:name="T24" style:family="text">
      <style:text-properties fo:color="#000000" style:font-name="Calibri" fo:font-size="12pt" style:text-underline-style="solid" style:text-underline-width="auto" style:text-underline-color="font-color" fo:font-weight="normal" officeooo:rsid="0046c4d7" fo:background-color="transparent" loext:char-shading-value="0" style:font-name-asian="Calibri1" style:font-size-asian="12pt" style:font-weight-asian="normal" style:font-name-complex="Calibri1" style:font-size-complex="12pt" style:font-weight-complex="normal"/>
    </style:style>
    <style:style style:name="T25" style:family="text">
      <style:text-properties fo:color="#000000" style:font-name="Calibri" fo:font-size="12pt" style:text-underline-style="solid" style:text-underline-width="auto" style:text-underline-color="font-color" fo:font-weight="normal" officeooo:rsid="001c6636" fo:background-color="transparent" loext:char-shading-value="0" style:font-name-asian="Calibri1" style:font-size-asian="12pt" style:font-weight-asian="normal" style:font-name-complex="Calibri1" style:font-size-complex="12pt" style:font-weight-complex="normal"/>
    </style:style>
    <style:style style:name="T26" style:family="text">
      <style:text-properties fo:color="#000000" style:font-name="Calibri" fo:font-size="12pt" style:text-underline-style="none" fo:font-weight="normal" officeooo:rsid="0046c4d7" fo:background-color="transparent" loext:char-shading-value="0" style:font-name-asian="Calibri1" style:font-size-asian="12pt" style:font-weight-asian="normal" style:font-name-complex="Calibri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NTROL BD ABRIL 2019</text:p>
      <text:p text:style-name="P1"><text:span text:style-name="T4">PREVIO:</text:span> Pasa el script de creación de la BD LIBROS A Oracle y cargarlo en SQLDeveloper.</text:p>
      <text:p text:style-name="P11">CREATE TABLE <text:s/>AUTORES (idAutor integer PRIMARY KEY, nombre VARCHAR(50) not null unique);</text:p>
      <text:p text:style-name="P11">CREATE TABLE <text:s/>LIBROS (IDLibro integer PRIMARY key, </text:p>
      <text:p text:style-name="P11"><text:s text:c="5"/>titulo VARCHAR2(70) not null unique, numPaginas integer not null,</text:p>
      <text:p text:style-name="P11"><text:s text:c="5"/>fechaPub date, precio number(6,2) default 10,</text:p>
      <text:p text:style-name="P11"><text:s text:c="5"/>idAutor integer not null);<text:tab/> </text:p>
      <text:p text:style-name="P11">ALTER TABLE LIBROS ADD FOREIGN KEY (idAutor) REFERENCES AUTORES(idAutor);</text:p>
      <text:p text:style-name="P11">INSERT INTO AUTORES VALUES (3,'Miguel de Cervantes');</text:p>
      <text:p text:style-name="P11">INSERT INTO AUTORES VALUES (2,'Agustin García Calvo');</text:p>
      <text:p text:style-name="P11">INSERT INTO AUTORES VALUES (1,'José Luis Sampedro');</text:p>
      <text:p text:style-name="P11">INSERT INTO AUTORES VALUES (4,'CAMUS');</text:p>
      <text:p text:style-name="P11">INSERT INTO AUTORES VALUES (5,'Julio Llamazares');</text:p>
      <text:p text:style-name="P11">INSERT INTO AUTORES VALUES (6,'Quevedo');</text:p>
      <text:p text:style-name="P11">INSERT INTO LIBROS <text:s/>(IDLIBRO,titulo,NUMPAGINAS,FECHAPUB,IDAUTOR) VALUES (1,'Don Quijote de la Mancha',1300,'01/01/1605',3);</text:p>
      <text:p text:style-name="P11">INSERT INTO LIBROS VALUES (2,'Actualidades',400,'01/01/1980',10.8,2);</text:p>
      <text:p text:style-name="P11">INSERT INTO LIBROS VALUES (3,'Escribir es vivir',290,'01/01/2006',20.5,1);</text:p>
      <text:p text:style-name="P11">INSERT INTO LIBROS (IDLIBRO,titulo,NUMPAGINAS,FECHAPUB,IDAUTOR) VALUES (4,'EL Hombre Revelde',350,'01/01/1982',4);</text:p>
      <text:p text:style-name="P11">INSERT INTO LIBROS VALUES (5,'EL Cielo de Madrid',250,'01/01/2005',12.9,5);</text:p>
      <text:p text:style-name="P11">INSERT INTO LIBROS VALUES (6,'La vida del Buscón',200,'01/01/1640',10.9,6);</text:p>
      <text:p text:style-name="P11">INSERT INTO LIBROS VALUES (7,'Novelas Ejemplares',250,'01/01/1616',20,3);</text:p>
      <text:p text:style-name="P11"/>
      <text:p text:style-name="P12"/>
      <text:p text:style-name="P2"><text:span text:style-name="T8">1</text:span>.- <text:span text:style-name="T8">Codifica</text:span> una función <text:span text:style-name="T1">FEXISTE_AUTOR </text:span>al que le paso el idAutor y devuelve true si dicho autor existe en la tabla Autores o false en caso contrario. <text:s/><text:span text:style-name="T7">(1 punto)</text:span></text:p>
      <text:p text:style-name="P1"><text:span text:style-name="T8">2</text:span>.- Crear una función <text:span text:style-name="T1">FCUANTOS_LIBROS </text:span><text:s/>al que le paso un idAutor y devuelve el número de libros de ese autor. <text:s/><text:span text:style-name="T9">En la función se visualizará el título y el número de páginas de cada uno de los libros de ese autor. </text:span>Probad dich<text:span text:style-name="T12">a función</text:span> (<text:span text:style-name="T9">3</text:span> PUNTOS).</text:p>
      <text:p text:style-name="P1"><text:span text:style-name="T5">3.- Procedimiento </text:span><text:span text:style-name="T2">PBORRA_AUTOR</text:span><text:span text:style-name="T5"> <text:s/>que permita borrar un autor cuyo idAutor se pasará en la llamada. Se visualizará un mensaje con el nombre del autor borrado o un mensaje de error (se tendrán en cuenta todos los errores posibles).</text:span></text:p>
      <text:p text:style-name="P1"><text:span text:style-name="T3">NOTA</text:span><text:span text:style-name="T5">: Se sugiere la <text:s/>utilización de <text:s/>la/s función/es desarrollada/s en las preguntas anteriores. </text:span></text:p>
      <text:p text:style-name="P1"><text:span text:style-name="T5">Codifica también el bloque anónimo que llame al procedimiento </text:span><text:span text:style-name="T2">PBORRA_AUTOR</text:span><text:span text:style-name="T5">, se leerá el idAutor desde teclado. <text:s/>(</text:span><text:span text:style-name="T6">2 </text:span><text:span text:style-name="T5">PUNTOS)</text:span></text:p>
      <text:p text:style-name="P5">¿Qué ocurrirá si se elimina un autor que tenga libros ?</text:p>
      <text:p text:style-name="P1">4.- Introduce un nuevo libro en la tabla Libros, comprobando que existe el autor en la tabla Autores llamando a la función <text:s/><text:span text:style-name="T1">FEXISTE_AUTOR. </text:span>Se <text:soft-page-break/>leerán todos sus datos desde teclado, excepto la fecha de publicación que se introducirá la del sistema. </text:p>
      <text:p text:style-name="P1">Se creará un procedimiento <text:span text:style-name="T1">PINSERTA_LIBRO</text:span> que se llamará desde un bloque anónimo. <text:span text:style-name="T7">(3 puntos)</text:span></text:p>
      <text:p text:style-name="P3">5.- Codifica un trigger para que cada vez que se introduzca un nuevo libro, se elimine o se modifique el <text:span text:style-name="T11">título de un libro</text:span> visualice <text:span text:style-name="T11">un </text:span><text:s/>mensaje <text:span text:style-name="T11">del tipo:</text:span></text:p>
      <text:p text:style-name="P6">Se realiza el alta del libro ‘Entornos de desarrollo, del autor XXX precio=20’</text:p>
      <text:p text:style-name="P6">Se realiza la eliminación del libro ‘Entornos de desarrollo</text:p>
      <text:p text:style-name="P6">Se realiza la modificación del título del libro ‘Desarrollo de software, por <text:s/>Entornos de desarrollo’</text:p>
      <text:p text:style-name="P3"><text:s/><text:span text:style-name="T10">Y escribe ejemplos que hagan que se ejecute <text:s/>el trigger creado.</text:span></text:p>
      <text:p text:style-name="P4"><text:span text:style-name="T13">6</text:span>.- Codifica un trigger que <text:span text:style-name="T10">impida modificar un precio de un libro <text:s/>si el <text:s text:c="2"/>libro es de Cervantes. <text:s text:c="2"/>Y escribe ejemplos que hagan que se ejecute <text:s/>el trigger creado.</text:span></text:p>
      <text:p text:style-name="P7">7.- CREAR UNA VISTA QUE CONTENGA POR CADA AUTOR EL NOMBRE, <text:s/><text:span text:style-name="T14">SU IDENTIFICADOR,</text:span> <text:s/>NÚMERO DE LIBROS, EL PRECIO MEDIO DE LOS LIBROS Y EL NÚMERO MEDIO DE PAGINAS DE LOS LIBROS DE CADA AUTOR, <text:span text:style-name="T15">ORDENADO DE MAYOR A MENOR <text:s/>NUMERO DE LIBROS.</text:span></text:p>
      <text:p text:style-name="P9">PROBAD LA VISTA.</text:p>
      <text:p text:style-name="P9">¿SE PUEDEN REALIZAR OPERACIONES DML (DE ACTUALIZACIÓN) UTILIZANDO LA VISTA ANTERIOR?. RAZONAD LA RESPUESTA.</text:p>
      <text:p text:style-name="P9"/>
      <text:p text:style-name="P8">8.- CREAR UN TRIGGER QUE PERMITA AÑADIR UNA CATEGORÍA A TRAVÉS DE <text:s/>LA VISTA ANTERIOR.</text:p>
      <text:p text:style-name="P10">B/ PROBAD EL TRIGGER CREADO.</text:p>
      <text:p text:style-name="P10"/>
      <text:p text:style-name="P15"><text:span text:style-name="T16">9</text:span><text:span text:style-name="T18">.- Crea una función </text:span><text:span text:style-name="T21">MOD_</text:span><text:span text:style-name="T22">PRECIO</text:span><text:span text:style-name="T18"> al que le paso el </text:span><text:span text:style-name="T19">NOMBRE</text:span><text:span text:style-name="T18"> DEL </text:span><text:span text:style-name="T17">PR</text:span><text:span text:style-name="T18">O</text:span><text:span text:style-name="T17">DUCTO</text:span><text:span text:style-name="T18"> y el </text:span><text:span text:style-name="T17">PRECI</text:span><text:span text:style-name="T18">O. Si el nuevo </text:span><text:span text:style-name="T17">PREC</text:span><text:span text:style-name="T18">IO va a ser </text:span><text:span text:style-name="T24">supe</text:span><text:span text:style-name="T25">rior al </text:span><text:span text:style-name="T24">PRECIO</text:span><text:span text:style-name="T25"> medio de su </text:span><text:span text:style-name="T23">AUTOR</text:span><text:span text:style-name="T18"> no se modificará el </text:span><text:span text:style-name="T26">PRECIO</text:span><text:span text:style-name="T18">, <text:s/>en caso contrario se actualizará el </text:span><text:span text:style-name="T26">PRECIO</text:span><text:span text:style-name="T18"> de dicho </text:span><text:span text:style-name="T17">PRODUCTO</text:span><text:span text:style-name="T18">. La función retornará <text:s/></text:span><text:span text:style-name="T20">FALSE</text:span><text:span text:style-name="T18"> si no se ha modificado el </text:span><text:span text:style-name="T26">PRECIO</text:span><text:span text:style-name="T18"> o </text:span><text:span text:style-name="T20">TRUE</text:span><text:span text:style-name="T18"> si se ha modificado.</text:span></text:p>
      <text:p text:style-name="P16">b) Escriba el bloque anónimo que invocará a dicha función. Se leerán los datos desde teclado.</text:p>
      <text:p text:style-name="P10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te</meta:initial-creator>
    <meta:editing-cycles>48</meta:editing-cycles>
    <meta:creation-date>2016-04-28T08:23:00</meta:creation-date>
    <dc:date>2019-05-10T13:16:53.587237921</dc:date>
    <meta:editing-duration>PT3H27M10S</meta:editing-duration>
    <meta:generator>LibreOffice/6.0.7.3$Linux_X86_64 LibreOffice_project/00m0$Build-3</meta:generator>
    <meta:document-statistic meta:table-count="0" meta:image-count="0" meta:object-count="0" meta:page-count="3" meta:paragraph-count="43" meta:word-count="630" meta:character-count="4118" meta:non-whitespace-character-count="34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